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Heading_20_4">
      <style:text-properties fo:background-color="#ff0000"/>
    </style:style>
    <style:style style:name="P3" style:family="paragraph" style:parent-style-name="Text_20_body">
      <style:paragraph-properties fo:text-align="center" style:justify-single-word="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text-properties officeooo:paragraph-rsid="001fee23"/>
    </style:style>
    <style:style style:name="P7" style:family="paragraph" style:parent-style-name="Text_20_body">
      <style:text-properties fo:background-color="#ff00ff"/>
    </style:style>
    <style:style style:name="T1" style:family="text">
      <style:text-properties fo:background-color="#ff0000" loext:char-shading-value="0"/>
    </style:style>
    <style:style style:name="T2" style:family="text">
      <style:text-properties fo:background-color="#ff0000" loext:char-shading-value="0"/>
    </style:style>
    <style:style style:name="T3" style:family="text"/>
    <style:style style:name="T4" style:family="text">
      <style:text-properties fo:background-color="#ffa6a6" loext:char-shading-value="0"/>
    </style:style>
    <style:style style:name="T5" style:family="text">
      <style:text-properties fo:background-color="#ff00ff" loext:char-shading-value="0"/>
    </style:style>
    <style:style style:name="T6" style:family="text">
      <style:text-properties fo:background-color="#ff00ff" loext:char-shading-value="0"/>
    </style:style>
    <style:style style:name="T7" style:family="text">
      <style:text-properties officeooo:rsid="001fee23"/>
    </style:style>
    <style:style style:name="T8" style:family="text">
      <style:text-properties fo:background-color="#00ff00" loext:char-shading-value="0"/>
    </style:style>
    <style:style style:name="T9" style:family="text">
      <style:text-properties fo:background-color="#00ff00" loext:char-shading-value="0"/>
    </style:style>
    <style:style style:name="T10" style:family="text">
      <style:text-properties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6"><text:span text:style-name="T7">a</text:span>ccompagné d'un <text:span text:style-name="T2">rapport</text:span>. Le travail sera fait <text:span text:style-name="T10">seul</text:span> ou en binôme, et devra être terminé avant le <text:span text:style-name="Strong_20_Emphasis">mardi 24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2">Le nombre de lignes et le nombre de colonnes sont compris entre 4 et 30</text:span>, mais <text:span text:style-name="T9">la grille n'est pas nécessairement carrée</text:span>. Chaque case peut être <text:span text:style-name="T9">révélée ou cachée</text:span>. Les cases cachées peuvent être <text:span text:style-name="T9">minées ou pas</text:span>. Initialement, toutes <text:span text:style-name="T9">les cases de la grille sont cachées</text:span>. </text:p>
        <text:p text:style-name="Text_20_body"><text:span text:style-name="T9">Une case révélée contient un numéro qui indique combien de cases (parmi les 8 cases voisines) sont minées. Si ce nombre est nul, le chiffre n'est pas affiché.</text:span> <text:span text:style-name="T9">Une case cachée peut être affublée d'un marqueur : </text:span><text:span text:style-name="Strong_20_Emphasis"><text:span text:style-name="T9">★</text:span></text:span><text:span text:style-name="T9"> pour indiquer que le joueur est certain qu'elle est minée, ou </text:span><text:span text:style-name="Strong_20_Emphasis"><text:span text:style-name="T9">?</text:span></text:span><text:span text:style-name="T9"> pour un simple soupçon. </text:span></text:p>
        <text:p text:style-name="Text_20_body"><text:span text:style-name="T9">Le joueur ne peut pas interagir avec les cases révélées. Il peut par contre cliquer sur une case cachée. En cas de clic droit, il change le marqueur de la case : de vide à </text:span><text:span text:style-name="Strong_20_Emphasis"><text:span text:style-name="T9">★</text:span></text:span><text:span text:style-name="T9">, de </text:span><text:span text:style-name="Strong_20_Emphasis"><text:span text:style-name="T9">★</text:span></text:span><text:span text:style-name="T9"> à </text:span><text:span text:style-name="Strong_20_Emphasis"><text:span text:style-name="T9">?</text:span></text:span><text:span text:style-name="T9">, ou de </text:span><text:span text:style-name="Strong_20_Emphasis"><text:span text:style-name="T9">?</text:span></text:span><text:span text:style-name="T9"> à vide. </text:span>Ces marqueurs ne sont que des aides à la réflexion et ne fonctionnent pas différemment que la case soit réellement minée ou pas. </text:p>
        <text:p text:style-name="Text_20_body"><text:span text:style-name="T9">En cas de clic gauche sur une case cachée avec un marqueur, rien ne se passe</text:span> (par sécurité). <text:span text:style-name="T9">En cas de clic gauche sur une case cachée sans marqueur, si la case est minée,</text:span><text:span text:style-name="T6"> le joueur perd la partie</text:span>. <text:span text:style-name="T9">Sinon la case devient révélée</text:span>.<text:span text:style-name="T9"> Si cette case n'est adjacente à aucune mine, on révèle automatiquement toutes ses cases voisines (ce qui peut provoquer une réaction en chaîne). </text:span></text:p>
        <text:p text:style-name="Text_20_body"><text:span text:style-name="T6">Le joueur gagne la partie</text:span><text:span text:style-name="T9"> quand il a révélé toutes les cases non minées</text:span>. </text:p>
        <text:h text:style-name="Heading_20_4" text:outline-level="4">Fonctionnalités demandées </text:h>
        <text:p text:style-name="Text_20_body">Au démarrage de l'application,<text:span text:style-name="T2"> un écran de menu proposera le choix entre commencer une nouvelle partie, reprendre la partie précédente, ou quitter. Si aucune partie n'est en attente, la deuxième option sera inactive. </text:span></text:p>
        <text:p text:style-name="Text_20_body"><text:span text:style-name="T2">Lorsqu'il démarre une nouvelle partie, le joueur peut choisir les dimensions de la grille et le nombre total de mines (limité par le nombre de cases).</text:span><text:span text:style-name="T9"> Les mines sont ensuite réparties au hasard dans la grille (sans le montrer au joueur, bien sûr). </text:span></text:p>
        <text:p text:style-name="Text_20_body"><text:span text:style-name="T9">Durant une partie, en plus de la grille le programme affichera le nombre total de mines moins le nombre de marqueurs </text:span><text:span text:style-name="Strong_20_Emphasis"><text:span text:style-name="T9">★</text:span></text:span><text:span text:style-name="T9"> afin de montrer la progression du joueur. </text:span><text:span text:style-name="T2">Un bouton «Sauver et Quitter» (et aussi le bouton habituel de la barre de titre) permettra de quitter l'application tout en mémorisant l'état de la partie. </text:span></text:p>
        <text:p text:style-name="P7">En fin de partie, on indiquera la victoire ou l'échec, puis on laissera le temps au joueur de contempler la grille avant de le faire revenir au menu. Lorsqu'une partie est perdue, on affichera clairement les cases minées non marquées, les cases marquées non minées, et la case dont la mine a «sauté». </text:p>
        <text:h text:style-name="Heading_20_4" text:outline-level="4"><text:soft-page-break/>Sources </text:h>
        <text:p text:style-name="Text_20_body"><text:span text:style-name="T9">Les sources de votre projet (et </text:span><text:span text:style-name="Strong_20_Emphasis"><text:span text:style-name="T9">pas</text:span></text:span><text:span text:style-name="T9"> les fichiers </text:span><text:span text:style-name="Source_20_Text"><text:span text:style-name="T9">.class</text:span></text:span><text:span text:style-name="T9">) devront être disponibles à tout moment sur le </text:span><text:a xlink:type="simple" xlink:href="https://dwarves.iut-fbleau.fr/gitiut" office:target-frame-name="_blank" xlink:show="new" text:style-name="Internet_20_link" text:visited-style-name="Visited_20_Internet_20_Link"><text:span text:style-name="T9">serveur Gitea du département</text:span></text:a><text:span text:style-name="T9">. Votre dépôt sera privé, nommé obligatoirement </text:span><text:span text:style-name="Source_20_Text"><text:span text:style-name="T9">SAE21_2021</text:span></text:span><text:span text:style-name="T9"> et incluera Luc Hernandez (login : </text:span><text:span text:style-name="Source_20_Text"><text:span text:style-name="T9">hernand</text:span></text:span><text:span text:style-name="T9">) dans la liste des collaborateurs. Le nombre de soumissions, leur date et l'équilibre entre leurs auteurs influeront sur la note finale. </text:span></text:p>
        <text:p text:style-name="Text_20_body"><text:span text:style-name="T9">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 La définition de chaque classe et de chaque membre de classe <text:span text:style-name="T2">sera précédée d'un commentaire formaté pour permettre la génération de documentation technique par l'outil </text:span><text:span text:style-name="Source_20_Text"><text:span text:style-name="T2">javadoc</text:span></text:span><text:span text:style-name="T2"> (</text:span><text:a xlink:type="simple" xlink:href="http://www.iut-fbleau.fr/sitebp/pt21/apl2018/Direction.java" office:target-frame-name="_blank" xlink:show="new" text:style-name="Internet_20_link" text:visited-style-name="Visited_20_Internet_20_Link"><text:span text:style-name="T2">ceci</text:span></text:a><text:span text:style-name="T2"> est un exemple de fichier source bien commenté). </text:span></text:p>
        <text:p text:style-name="Text_20_body">Un fichier<text:span text:style-name="T2"> </text:span><text:span text:style-name="Source_20_Text"><text:span text:style-name="T2">Makefile</text:span></text:span><text:span text:style-name="T2"> devra permettre la compilation de votre projet (par la commande </text:span><text:span text:style-name="Source_20_Text"><text:span text:style-name="T2">make</text:span></text:span><text:span text:style-name="T2">) ainsi que son exécution (par la commande </text:span><text:span text:style-name="Source_20_Text"><text:span text:style-name="T2">make run</text:span></text:span><text:span text:style-name="T2">)</text:span>. Transcrivez bien toutes les dépendances entre vos fichiers dans les règles. La commande <text:span text:style-name="Source_20_Text">javac</text:span> fait déjà (très mal) un travail similaire à <text:span text:style-name="Source_20_Text">make</text:span>, ce qui peut créer des interférences. Pour éviter cela, pensez à lui passer l'option <text:span text:style-name="Source_20_Text">-implicit:none</text:span>. <text:a xlink:type="simple" xlink:href="http://www.iut-fbleau.fr/sitebp/pt21/apl2020/Makefile" office:target-frame-name="_blank" xlink:show="new" text:style-name="Internet_20_link" text:visited-style-name="Visited_20_Internet_20_Link">Ceci</text:a> est un exemple très basique. </text:p>
        <text:h text:style-name="P2" text:outline-level="4">Rapport </text:h>
        <text:p text:style-name="Text_20_body">Le rapport d'avancement prendra la forme d'un fichier <text:span text:style-name="Teletype">PDF</text:span> disponible avec les sources sur le serveur Gitea. Vous y inclurez en particulier : </text:p>
        <text:list xml:id="list1627197505" text:style-name="L1">
          <text:list-item>
            <text:p text:style-name="P5">le nom des membres du binôme, </text:p>
          </text:list-item>
          <text:list-item>
            <text:p text:style-name="P5">une introduction contenant une brève description du sujet, </text:p>
          </text:list-item>
          <text:list-item>
            <text:p text:style-name="P5">la description des fonctionnalités de votre programme, aidée de captures d'écran, </text:p>
          </text:list-item>
          <text:list-item>
            <text:p text:style-name="P5">une présentation de la structure du programme, avec diagramme de classes à l'appui, </text:p>
          </text:list-item>
          <text:list-item>
            <text:p text:style-name="P5">une explication du mécanisme de sauvegarde d'une partie, sans extrait de code, </text:p>
          </text:list-item>
          <text:list-item>
            <text:p text:style-name="P5">une exposition de l'algorithme qui permet de révéler plusieurs cases, </text:p>
          </text:list-item>
          <text:list-item>
            <text:p text:style-name="P4">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diagramme de classe sera réalisé à l'aide de <text:a xlink:type="simple" xlink:href="https://staruml.io/" office:target-frame-name="_blank" xlink:show="new" text:style-name="Internet_20_link" text:visited-style-name="Visited_20_Internet_20_Link">StarUML</text:a>.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10T22:17:10.996000000</dc:date>
    <meta:editing-duration>PT59M3S</meta:editing-duration>
    <meta:editing-cycles>1</meta:editing-cycles>
    <meta:document-statistic meta:table-count="0" meta:image-count="0" meta:object-count="0" meta:page-count="2" meta:paragraph-count="29" meta:word-count="864" meta:character-count="5136" meta:non-whitespace-character-count="4279"/>
    <meta:generator>LibreOffice/7.3.1.3$Windows_X86_64 LibreOffice_project/a69ca51ded25f3eefd52d7bf9a5fad8c90b87951</meta:generator>
  </office:meta>
</office:document-meta>
</file>